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in.getClasses( Object [ ] deleg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.createBean( ClassLoader loader , Object [ ] 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ixin.create( Object [ ] deleg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.create( Class [ ] interfaces , Object [ ] deleg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Delegates( Object [ ] deleg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Style( int sty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ixin.route( Object [ ] delega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ator.setClasses( Class [ ]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.createBean( Object [ ] 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.Route( Object [ ] delega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